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math xmlns="http://www.w3.org/1998/Math/MathML" display="block">
  <semantics>
    <mrow>
      <mover accent="true">
        <mi>g</mi>
        <mo stretchy="false">^</mo>
      </mover>
      <mrow>
        <mrow>
          <mo fence="true" stretchy="false">(</mo>
          <mrow>
            <mrow>
              <msub>
                <mi>k</mi>
                <mi>x</mi>
              </msub>
              <mi>,</mi>
              <msub>
                <mi>k</mi>
                <mi>y</mi>
              </msub>
              <mi>,</mi>
              <mi>ω</mi>
            </mrow>
          </mrow>
          <mo fence="true" stretchy="false">)</mo>
        </mrow>
        <mo stretchy="false">=</mo>
        <mrow>
          <mo fence="true" stretchy="true">|</mo>
          <mrow>
            <mrow>
              <mover accent="true">
                <mi>g</mi>
                <mo stretchy="false">^</mo>
              </mover>
              <mrow>
                <mo fence="true" stretchy="false">(</mo>
                <mrow>
                  <mrow>
                    <msub>
                      <mi>k</mi>
                      <mi>x</mi>
                    </msub>
                    <mi>,</mi>
                    <msub>
                      <mi>k</mi>
                      <mi>y</mi>
                    </msub>
                    <mi>,</mi>
                    <mi>ω</mi>
                  </mrow>
                </mrow>
                <mo fence="true" stretchy="false">)</mo>
              </mrow>
            </mrow>
          </mrow>
          <mo fence="true" stretchy="true">|</mo>
        </mrow>
      </mrow>
      <mi>exp</mi>
      <mrow>
        <mo fence="true" stretchy="false">(</mo>
        <mrow>
          <mrow>
            <mi>i</mi>
            <mi>ϕ</mi>
          </mrow>
        </mrow>
        <mo fence="true" stretchy="false">)</mo>
      </mrow>
    </mrow>
    <annotation encoding="StarMath 5.0">hat g (k_{x}, k_{y}, %omega) = abs{ hat g(k_{x}, k_{y}, %omega) }exp( i%phi 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11:53:51.756717229</meta:creation-date>
    <meta:generator>LibreOffice/6.1.5.2$Linux_X86_64 LibreOffice_project/10$Build-2</meta:generator>
  </office:meta>
</office:document-meta>
</file>